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309in"/>
    </style:style>
    <style:style style:name="ta1co2" style:family="table-column">
      <style:table-column-properties fo:break-before="auto" style:column-width="2.584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2.584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584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2.584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_h_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nc-1/without-constraint_h_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</table:table-row>
        <table:table-row table:style-name="ro1">
          <table:table-cell office:value-type="string">
            <text:p>x10_y10_r20/x10_y10_n100_r20_s20_ps1_pr20_u20_o20_l20_N001.lp</text:p>
          </table:table-cell>
          <table:table-cell office:value-type="float" office:value="0.515"/>
          <table:table-cell office:value-type="float" office:value="1.0"/>
          <table:table-cell office:value-type="float" office:value="1219.0"/>
          <table:table-cell office:value-type="float" office:value="1.228"/>
          <table:table-cell office:value-type="float" office:value="1.0"/>
          <table:table-cell office:value-type="float" office:value="1991.0"/>
          <table:table-cell table:formula="of:=MIN([.$B3];[.$E3])" office:value-type="float"/>
          <table:table-cell table:formula="of:=MIN([.$C3];[.$F3])" office:value-type="float"/>
          <table:table-cell table:formula="of:=MIN([.$D3];[.$G3])" office:value-type="float"/>
          <table:table-cell table:formula="of:=MEDIAN([.$B3];[.$E3])" office:value-type="float"/>
          <table:table-cell table:formula="of:=MEDIAN([.$C3];[.$F3])" office:value-type="float"/>
          <table:table-cell table:formula="of:=MEDIAN([.$D3];[.$G3])" office:value-type="float"/>
          <table:table-cell table:formula="of:=MAX([.$B3];[.$E3])" office:value-type="float"/>
          <table:table-cell table:formula="of:=MAX([.$C3];[.$F3])" office:value-type="float"/>
          <table:table-cell table:formula="of:=MAX([.$D3];[.$G3])" office:value-type="float"/>
        </table:table-row>
        <table:table-row table:style-name="ro1">
          <table:table-cell office:value-type="string">
            <text:p>x10_y10_r20/x10_y10_n100_r20_s20_ps1_pr20_u20_o20_l20_N002.lp</text:p>
          </table:table-cell>
          <table:table-cell office:value-type="float" office:value="0.517"/>
          <table:table-cell office:value-type="float" office:value="1.0"/>
          <table:table-cell office:value-type="float" office:value="947.0"/>
          <table:table-cell office:value-type="float" office:value="1.223"/>
          <table:table-cell office:value-type="float" office:value="1.0"/>
          <table:table-cell office:value-type="float" office:value="2267.0"/>
          <table:table-cell table:formula="of:=MIN([.$B4];[.$E4])" office:value-type="float"/>
          <table:table-cell table:formula="of:=MIN([.$C4];[.$F4])" office:value-type="float"/>
          <table:table-cell table:formula="of:=MIN([.$D4];[.$G4])" office:value-type="float"/>
          <table:table-cell table:formula="of:=MEDIAN([.$B4];[.$E4])" office:value-type="float"/>
          <table:table-cell table:formula="of:=MEDIAN([.$C4];[.$F4])" office:value-type="float"/>
          <table:table-cell table:formula="of:=MEDIAN([.$D4];[.$G4])" office:value-type="float"/>
          <table:table-cell table:formula="of:=MAX([.$B4];[.$E4])" office:value-type="float"/>
          <table:table-cell table:formula="of:=MAX([.$C4];[.$F4])" office:value-type="float"/>
          <table:table-cell table:formula="of:=MAX([.$D4];[.$G4])" office:value-type="float"/>
        </table:table-row>
        <table:table-row table:style-name="ro1">
          <table:table-cell office:value-type="string">
            <text:p>x10_y10_r20/x10_y10_n100_r20_s20_ps1_pr20_u20_o20_l20_N003.lp</text:p>
          </table:table-cell>
          <table:table-cell office:value-type="float" office:value="0.582"/>
          <table:table-cell office:value-type="float" office:value="1.0"/>
          <table:table-cell office:value-type="float" office:value="1506.0"/>
          <table:table-cell office:value-type="float" office:value="1.235"/>
          <table:table-cell office:value-type="float" office:value="1.0"/>
          <table:table-cell office:value-type="float" office:value="1991.0"/>
          <table:table-cell table:formula="of:=MIN([.$B5];[.$E5])" office:value-type="float"/>
          <table:table-cell table:formula="of:=MIN([.$C5];[.$F5])" office:value-type="float"/>
          <table:table-cell table:formula="of:=MIN([.$D5];[.$G5])" office:value-type="float"/>
          <table:table-cell table:formula="of:=MEDIAN([.$B5];[.$E5])" office:value-type="float"/>
          <table:table-cell table:formula="of:=MEDIAN([.$C5];[.$F5])" office:value-type="float"/>
          <table:table-cell table:formula="of:=MEDIAN([.$D5];[.$G5])" office:value-type="float"/>
          <table:table-cell table:formula="of:=MAX([.$B5];[.$E5])" office:value-type="float"/>
          <table:table-cell table:formula="of:=MAX([.$C5];[.$F5])" office:value-type="float"/>
          <table:table-cell table:formula="of:=MAX([.$D5];[.$G5])" office:value-type="float"/>
        </table:table-row>
        <table:table-row table:style-name="ro1">
          <table:table-cell office:value-type="string">
            <text:p>x10_y10_r20/x10_y10_n100_r20_s20_ps1_pr20_u20_o20_l20_N004.lp</text:p>
          </table:table-cell>
          <table:table-cell office:value-type="float" office:value="0.535"/>
          <table:table-cell office:value-type="float" office:value="1.0"/>
          <table:table-cell office:value-type="float" office:value="1934.0"/>
          <table:table-cell office:value-type="float" office:value="1.396"/>
          <table:table-cell office:value-type="float" office:value="1.0"/>
          <table:table-cell office:value-type="float" office:value="3480.0"/>
          <table:table-cell table:formula="of:=MIN([.$B6];[.$E6])" office:value-type="float"/>
          <table:table-cell table:formula="of:=MIN([.$C6];[.$F6])" office:value-type="float"/>
          <table:table-cell table:formula="of:=MIN([.$D6];[.$G6])" office:value-type="float"/>
          <table:table-cell table:formula="of:=MEDIAN([.$B6];[.$E6])" office:value-type="float"/>
          <table:table-cell table:formula="of:=MEDIAN([.$C6];[.$F6])" office:value-type="float"/>
          <table:table-cell table:formula="of:=MEDIAN([.$D6];[.$G6])" office:value-type="float"/>
          <table:table-cell table:formula="of:=MAX([.$B6];[.$E6])" office:value-type="float"/>
          <table:table-cell table:formula="of:=MAX([.$C6];[.$F6])" office:value-type="float"/>
          <table:table-cell table:formula="of:=MAX([.$D6];[.$G6])" office:value-type="float"/>
        </table:table-row>
        <table:table-row table:style-name="ro1">
          <table:table-cell office:value-type="string">
            <text:p>x10_y10_r20/x10_y10_n100_r20_s20_ps1_pr20_u20_o20_l20_N005.lp</text:p>
          </table:table-cell>
          <table:table-cell office:value-type="float" office:value="0.591"/>
          <table:table-cell office:value-type="float" office:value="1.0"/>
          <table:table-cell office:value-type="float" office:value="1239.0"/>
          <table:table-cell office:value-type="float" office:value="1.186"/>
          <table:table-cell office:value-type="float" office:value="1.0"/>
          <table:table-cell office:value-type="float" office:value="1882.0"/>
          <table:table-cell table:formula="of:=MIN([.$B7];[.$E7])" office:value-type="float"/>
          <table:table-cell table:formula="of:=MIN([.$C7];[.$F7])" office:value-type="float"/>
          <table:table-cell table:formula="of:=MIN([.$D7];[.$G7])" office:value-type="float"/>
          <table:table-cell table:formula="of:=MEDIAN([.$B7];[.$E7])" office:value-type="float"/>
          <table:table-cell table:formula="of:=MEDIAN([.$C7];[.$F7])" office:value-type="float"/>
          <table:table-cell table:formula="of:=MEDIAN([.$D7];[.$G7])" office:value-type="float"/>
          <table:table-cell table:formula="of:=MAX([.$B7];[.$E7])" office:value-type="float"/>
          <table:table-cell table:formula="of:=MAX([.$C7];[.$F7])" office:value-type="float"/>
          <table:table-cell table:formula="of:=MAX([.$D7];[.$G7])" office:value-type="float"/>
        </table:table-row>
        <table:table-row table:style-name="ro1">
          <table:table-cell office:value-type="string">
            <text:p>x10_y12_r20/x10_y12_n120_r20_s20_ps1_pr20_u20_o20_l20_N001.lp</text:p>
          </table:table-cell>
          <table:table-cell office:value-type="float" office:value="0.426"/>
          <table:table-cell office:value-type="float" office:value="0.0"/>
          <table:table-cell office:value-type="float" office:value="0.0"/>
          <table:table-cell office:value-type="float" office:value="1.439"/>
          <table:table-cell office:value-type="float" office:value="1.0"/>
          <table:table-cell office:value-type="float" office:value="1713.0"/>
          <table:table-cell table:formula="of:=MIN([.$B8];[.$E8])" office:value-type="float"/>
          <table:table-cell table:formula="of:=MIN([.$C8];[.$F8])" office:value-type="float"/>
          <table:table-cell table:formula="of:=MIN([.$D8];[.$G8])" office:value-type="float"/>
          <table:table-cell table:formula="of:=MEDIAN([.$B8];[.$E8])" office:value-type="float"/>
          <table:table-cell table:formula="of:=MEDIAN([.$C8];[.$F8])" office:value-type="float"/>
          <table:table-cell table:formula="of:=MEDIAN([.$D8];[.$G8])" office:value-type="float"/>
          <table:table-cell table:formula="of:=MAX([.$B8];[.$E8])" office:value-type="float"/>
          <table:table-cell table:formula="of:=MAX([.$C8];[.$F8])" office:value-type="float"/>
          <table:table-cell table:formula="of:=MAX([.$D8];[.$G8])" office:value-type="float"/>
        </table:table-row>
        <table:table-row table:style-name="ro1">
          <table:table-cell office:value-type="string">
            <text:p>x10_y12_r20/x10_y12_n120_r20_s20_ps1_pr20_u20_o20_l20_N002.lp</text:p>
          </table:table-cell>
          <table:table-cell office:value-type="float" office:value="0.596"/>
          <table:table-cell office:value-type="float" office:value="1.0"/>
          <table:table-cell office:value-type="float" office:value="1778.0"/>
          <table:table-cell office:value-type="float" office:value="1.401"/>
          <table:table-cell office:value-type="float" office:value="1.0"/>
          <table:table-cell office:value-type="float" office:value="3284.0"/>
          <table:table-cell table:formula="of:=MIN([.$B9];[.$E9])" office:value-type="float"/>
          <table:table-cell table:formula="of:=MIN([.$C9];[.$F9])" office:value-type="float"/>
          <table:table-cell table:formula="of:=MIN([.$D9];[.$G9])" office:value-type="float"/>
          <table:table-cell table:formula="of:=MEDIAN([.$B9];[.$E9])" office:value-type="float"/>
          <table:table-cell table:formula="of:=MEDIAN([.$C9];[.$F9])" office:value-type="float"/>
          <table:table-cell table:formula="of:=MEDIAN([.$D9];[.$G9])" office:value-type="float"/>
          <table:table-cell table:formula="of:=MAX([.$B9];[.$E9])" office:value-type="float"/>
          <table:table-cell table:formula="of:=MAX([.$C9];[.$F9])" office:value-type="float"/>
          <table:table-cell table:formula="of:=MAX([.$D9];[.$G9])" office:value-type="float"/>
        </table:table-row>
        <table:table-row table:style-name="ro1">
          <table:table-cell office:value-type="string">
            <text:p>x10_y12_r20/x10_y12_n120_r20_s20_ps1_pr20_u20_o20_l20_N003.lp</text:p>
          </table:table-cell>
          <table:table-cell office:value-type="float" office:value="0.573"/>
          <table:table-cell office:value-type="float" office:value="1.0"/>
          <table:table-cell office:value-type="float" office:value="1276.0"/>
          <table:table-cell office:value-type="float" office:value="1.455"/>
          <table:table-cell office:value-type="float" office:value="1.0"/>
          <table:table-cell office:value-type="float" office:value="2089.0"/>
          <table:table-cell table:formula="of:=MIN([.$B10];[.$E10])" office:value-type="float"/>
          <table:table-cell table:formula="of:=MIN([.$C10];[.$F10])" office:value-type="float"/>
          <table:table-cell table:formula="of:=MIN([.$D10];[.$G10])" office:value-type="float"/>
          <table:table-cell table:formula="of:=MEDIAN([.$B10];[.$E10])" office:value-type="float"/>
          <table:table-cell table:formula="of:=MEDIAN([.$C10];[.$F10])" office:value-type="float"/>
          <table:table-cell table:formula="of:=MEDIAN([.$D10];[.$G10])" office:value-type="float"/>
          <table:table-cell table:formula="of:=MAX([.$B10];[.$E10])" office:value-type="float"/>
          <table:table-cell table:formula="of:=MAX([.$C10];[.$F10])" office:value-type="float"/>
          <table:table-cell table:formula="of:=MAX([.$D10];[.$G10])" office:value-type="float"/>
        </table:table-row>
        <table:table-row table:style-name="ro1">
          <table:table-cell office:value-type="string">
            <text:p>x10_y12_r20/x10_y12_n120_r20_s20_ps1_pr20_u20_o20_l20_N004.lp</text:p>
          </table:table-cell>
          <table:table-cell office:value-type="float" office:value="0.605"/>
          <table:table-cell office:value-type="float" office:value="1.0"/>
          <table:table-cell office:value-type="float" office:value="1080.0"/>
          <table:table-cell office:value-type="float" office:value="1.376"/>
          <table:table-cell office:value-type="float" office:value="1.0"/>
          <table:table-cell office:value-type="float" office:value="1785.0"/>
          <table:table-cell table:formula="of:=MIN([.$B11];[.$E11])" office:value-type="float"/>
          <table:table-cell table:formula="of:=MIN([.$C11];[.$F11])" office:value-type="float"/>
          <table:table-cell table:formula="of:=MIN([.$D11];[.$G11])" office:value-type="float"/>
          <table:table-cell table:formula="of:=MEDIAN([.$B11];[.$E11])" office:value-type="float"/>
          <table:table-cell table:formula="of:=MEDIAN([.$C11];[.$F11])" office:value-type="float"/>
          <table:table-cell table:formula="of:=MEDIAN([.$D11];[.$G11])" office:value-type="float"/>
          <table:table-cell table:formula="of:=MAX([.$B11];[.$E11])" office:value-type="float"/>
          <table:table-cell table:formula="of:=MAX([.$C11];[.$F11])" office:value-type="float"/>
          <table:table-cell table:formula="of:=MAX([.$D11];[.$G11])" office:value-type="float"/>
        </table:table-row>
        <table:table-row table:style-name="ro1">
          <table:table-cell office:value-type="string">
            <text:p>x10_y12_r20/x10_y12_n120_r20_s20_ps1_pr20_u20_o20_l20_N005.lp</text:p>
          </table:table-cell>
          <table:table-cell office:value-type="float" office:value="0.419"/>
          <table:table-cell office:value-type="float" office:value="0.0"/>
          <table:table-cell office:value-type="float" office:value="0.0"/>
          <table:table-cell office:value-type="float" office:value="1.64"/>
          <table:table-cell office:value-type="float" office:value="1.0"/>
          <table:table-cell office:value-type="float" office:value="1832.0"/>
          <table:table-cell table:formula="of:=MIN([.$B12];[.$E12])" office:value-type="float"/>
          <table:table-cell table:formula="of:=MIN([.$C12];[.$F12])" office:value-type="float"/>
          <table:table-cell table:formula="of:=MIN([.$D12];[.$G12])" office:value-type="float"/>
          <table:table-cell table:formula="of:=MEDIAN([.$B12];[.$E12])" office:value-type="float"/>
          <table:table-cell table:formula="of:=MEDIAN([.$C12];[.$F12])" office:value-type="float"/>
          <table:table-cell table:formula="of:=MEDIAN([.$D12];[.$G12])" office:value-type="float"/>
          <table:table-cell table:formula="of:=MAX([.$B12];[.$E12])" office:value-type="float"/>
          <table:table-cell table:formula="of:=MAX([.$C12];[.$F12])" office:value-type="float"/>
          <table:table-cell table:formula="of:=MAX([.$D12];[.$G12])" office:value-type="float"/>
        </table:table-row>
        <table:table-row table:style-name="ro1">
          <table:table-cell office:value-type="string">
            <text:p>x10_y6_r10/x10_y6_n60_r10_s10_ps1_pr10_u10_o10_l10_N001.lp</text:p>
          </table:table-cell>
          <table:table-cell office:value-type="float" office:value="0.189"/>
          <table:table-cell office:value-type="float" office:value="1.0"/>
          <table:table-cell office:value-type="float" office:value="541.0"/>
          <table:table-cell office:value-type="float" office:value="0.4"/>
          <table:table-cell office:value-type="float" office:value="1.0"/>
          <table:table-cell office:value-type="float" office:value="950.0"/>
          <table:table-cell table:formula="of:=MIN([.$B13];[.$E13])" office:value-type="float"/>
          <table:table-cell table:formula="of:=MIN([.$C13];[.$F13])" office:value-type="float"/>
          <table:table-cell table:formula="of:=MIN([.$D13];[.$G13])" office:value-type="float"/>
          <table:table-cell table:formula="of:=MEDIAN([.$B13];[.$E13])" office:value-type="float"/>
          <table:table-cell table:formula="of:=MEDIAN([.$C13];[.$F13])" office:value-type="float"/>
          <table:table-cell table:formula="of:=MEDIAN([.$D13];[.$G13])" office:value-type="float"/>
          <table:table-cell table:formula="of:=MAX([.$B13];[.$E13])" office:value-type="float"/>
          <table:table-cell table:formula="of:=MAX([.$C13];[.$F13])" office:value-type="float"/>
          <table:table-cell table:formula="of:=MAX([.$D13];[.$G13])" office:value-type="float"/>
        </table:table-row>
        <table:table-row table:style-name="ro1">
          <table:table-cell office:value-type="string">
            <text:p>x10_y6_r10/x10_y6_n60_r10_s10_ps1_pr10_u10_o10_l10_N002.lp</text:p>
          </table:table-cell>
          <table:table-cell office:value-type="float" office:value="0.187"/>
          <table:table-cell office:value-type="float" office:value="1.0"/>
          <table:table-cell office:value-type="float" office:value="534.0"/>
          <table:table-cell office:value-type="float" office:value="0.427"/>
          <table:table-cell office:value-type="float" office:value="1.0"/>
          <table:table-cell office:value-type="float" office:value="914.0"/>
          <table:table-cell table:formula="of:=MIN([.$B14];[.$E14])" office:value-type="float"/>
          <table:table-cell table:formula="of:=MIN([.$C14];[.$F14])" office:value-type="float"/>
          <table:table-cell table:formula="of:=MIN([.$D14];[.$G14])" office:value-type="float"/>
          <table:table-cell table:formula="of:=MEDIAN([.$B14];[.$E14])" office:value-type="float"/>
          <table:table-cell table:formula="of:=MEDIAN([.$C14];[.$F14])" office:value-type="float"/>
          <table:table-cell table:formula="of:=MEDIAN([.$D14];[.$G14])" office:value-type="float"/>
          <table:table-cell table:formula="of:=MAX([.$B14];[.$E14])" office:value-type="float"/>
          <table:table-cell table:formula="of:=MAX([.$C14];[.$F14])" office:value-type="float"/>
          <table:table-cell table:formula="of:=MAX([.$D14];[.$G14])" office:value-type="float"/>
        </table:table-row>
        <table:table-row table:style-name="ro1">
          <table:table-cell office:value-type="string">
            <text:p>x10_y6_r10/x10_y6_n60_r10_s10_ps1_pr10_u10_o10_l10_N003.lp</text:p>
          </table:table-cell>
          <table:table-cell office:value-type="float" office:value="0.189"/>
          <table:table-cell office:value-type="float" office:value="1.0"/>
          <table:table-cell office:value-type="float" office:value="431.0"/>
          <table:table-cell office:value-type="float" office:value="0.366"/>
          <table:table-cell office:value-type="float" office:value="1.0"/>
          <table:table-cell office:value-type="float" office:value="900.0"/>
          <table:table-cell table:formula="of:=MIN([.$B15];[.$E15])" office:value-type="float"/>
          <table:table-cell table:formula="of:=MIN([.$C15];[.$F15])" office:value-type="float"/>
          <table:table-cell table:formula="of:=MIN([.$D15];[.$G15])" office:value-type="float"/>
          <table:table-cell table:formula="of:=MEDIAN([.$B15];[.$E15])" office:value-type="float"/>
          <table:table-cell table:formula="of:=MEDIAN([.$C15];[.$F15])" office:value-type="float"/>
          <table:table-cell table:formula="of:=MEDIAN([.$D15];[.$G15])" office:value-type="float"/>
          <table:table-cell table:formula="of:=MAX([.$B15];[.$E15])" office:value-type="float"/>
          <table:table-cell table:formula="of:=MAX([.$C15];[.$F15])" office:value-type="float"/>
          <table:table-cell table:formula="of:=MAX([.$D15];[.$G15])" office:value-type="float"/>
        </table:table-row>
        <table:table-row table:style-name="ro1">
          <table:table-cell office:value-type="string">
            <text:p>x10_y6_r10/x10_y6_n60_r10_s10_ps1_pr10_u10_o10_l10_N004.lp</text:p>
          </table:table-cell>
          <table:table-cell office:value-type="float" office:value="0.27"/>
          <table:table-cell office:value-type="float" office:value="1.0"/>
          <table:table-cell office:value-type="float" office:value="568.0"/>
          <table:table-cell office:value-type="float" office:value="0.375"/>
          <table:table-cell office:value-type="float" office:value="1.0"/>
          <table:table-cell office:value-type="float" office:value="996.0"/>
          <table:table-cell table:formula="of:=MIN([.$B16];[.$E16])" office:value-type="float"/>
          <table:table-cell table:formula="of:=MIN([.$C16];[.$F16])" office:value-type="float"/>
          <table:table-cell table:formula="of:=MIN([.$D16];[.$G16])" office:value-type="float"/>
          <table:table-cell table:formula="of:=MEDIAN([.$B16];[.$E16])" office:value-type="float"/>
          <table:table-cell table:formula="of:=MEDIAN([.$C16];[.$F16])" office:value-type="float"/>
          <table:table-cell table:formula="of:=MEDIAN([.$D16];[.$G16])" office:value-type="float"/>
          <table:table-cell table:formula="of:=MAX([.$B16];[.$E16])" office:value-type="float"/>
          <table:table-cell table:formula="of:=MAX([.$C16];[.$F16])" office:value-type="float"/>
          <table:table-cell table:formula="of:=MAX([.$D16];[.$G16])" office:value-type="float"/>
        </table:table-row>
        <table:table-row table:style-name="ro1">
          <table:table-cell office:value-type="string">
            <text:p>x10_y6_r10/x10_y6_n60_r10_s10_ps1_pr10_u10_o10_l10_N005.lp</text:p>
          </table:table-cell>
          <table:table-cell office:value-type="float" office:value="0.178"/>
          <table:table-cell office:value-type="float" office:value="1.0"/>
          <table:table-cell office:value-type="float" office:value="444.0"/>
          <table:table-cell office:value-type="float" office:value="0.534"/>
          <table:table-cell office:value-type="float" office:value="1.0"/>
          <table:table-cell office:value-type="float" office:value="918.0"/>
          <table:table-cell table:formula="of:=MIN([.$B17];[.$E17])" office:value-type="float"/>
          <table:table-cell table:formula="of:=MIN([.$C17];[.$F17])" office:value-type="float"/>
          <table:table-cell table:formula="of:=MIN([.$D17];[.$G17])" office:value-type="float"/>
          <table:table-cell table:formula="of:=MEDIAN([.$B17];[.$E17])" office:value-type="float"/>
          <table:table-cell table:formula="of:=MEDIAN([.$C17];[.$F17])" office:value-type="float"/>
          <table:table-cell table:formula="of:=MEDIAN([.$D17];[.$G17])" office:value-type="float"/>
          <table:table-cell table:formula="of:=MAX([.$B17];[.$E17])" office:value-type="float"/>
          <table:table-cell table:formula="of:=MAX([.$C17];[.$F17])" office:value-type="float"/>
          <table:table-cell table:formula="of:=MAX([.$D17];[.$G17])" office:value-type="float"/>
        </table:table-row>
        <table:table-row table:style-name="ro1">
          <table:table-cell office:value-type="string">
            <text:p>x10_y9_r20/x10_y9_n90_r20_s20_ps1_pr20_u20_o20_l20_N001.lp</text:p>
          </table:table-cell>
          <table:table-cell office:value-type="float" office:value="0.48"/>
          <table:table-cell office:value-type="float" office:value="1.0"/>
          <table:table-cell office:value-type="float" office:value="1649.0"/>
          <table:table-cell office:value-type="float" office:value="1.14"/>
          <table:table-cell office:value-type="float" office:value="1.0"/>
          <table:table-cell office:value-type="float" office:value="1914.0"/>
          <table:table-cell table:formula="of:=MIN([.$B18];[.$E18])" office:value-type="float"/>
          <table:table-cell table:formula="of:=MIN([.$C18];[.$F18])" office:value-type="float"/>
          <table:table-cell table:formula="of:=MIN([.$D18];[.$G18])" office:value-type="float"/>
          <table:table-cell table:formula="of:=MEDIAN([.$B18];[.$E18])" office:value-type="float"/>
          <table:table-cell table:formula="of:=MEDIAN([.$C18];[.$F18])" office:value-type="float"/>
          <table:table-cell table:formula="of:=MEDIAN([.$D18];[.$G18])" office:value-type="float"/>
          <table:table-cell table:formula="of:=MAX([.$B18];[.$E18])" office:value-type="float"/>
          <table:table-cell table:formula="of:=MAX([.$C18];[.$F18])" office:value-type="float"/>
          <table:table-cell table:formula="of:=MAX([.$D18];[.$G18])" office:value-type="float"/>
        </table:table-row>
        <table:table-row table:style-name="ro1">
          <table:table-cell office:value-type="string">
            <text:p>x10_y9_r20/x10_y9_n90_r20_s20_ps1_pr20_u20_o20_l20_N002.lp</text:p>
          </table:table-cell>
          <table:table-cell office:value-type="float" office:value="0.481"/>
          <table:table-cell office:value-type="float" office:value="1.0"/>
          <table:table-cell office:value-type="float" office:value="1105.0"/>
          <table:table-cell office:value-type="float" office:value="1.134"/>
          <table:table-cell office:value-type="float" office:value="1.0"/>
          <table:table-cell office:value-type="float" office:value="1927.0"/>
          <table:table-cell table:formula="of:=MIN([.$B19];[.$E19])" office:value-type="float"/>
          <table:table-cell table:formula="of:=MIN([.$C19];[.$F19])" office:value-type="float"/>
          <table:table-cell table:formula="of:=MIN([.$D19];[.$G19])" office:value-type="float"/>
          <table:table-cell table:formula="of:=MEDIAN([.$B19];[.$E19])" office:value-type="float"/>
          <table:table-cell table:formula="of:=MEDIAN([.$C19];[.$F19])" office:value-type="float"/>
          <table:table-cell table:formula="of:=MEDIAN([.$D19];[.$G19])" office:value-type="float"/>
          <table:table-cell table:formula="of:=MAX([.$B19];[.$E19])" office:value-type="float"/>
          <table:table-cell table:formula="of:=MAX([.$C19];[.$F19])" office:value-type="float"/>
          <table:table-cell table:formula="of:=MAX([.$D19];[.$G19])" office:value-type="float"/>
        </table:table-row>
        <table:table-row table:style-name="ro1">
          <table:table-cell office:value-type="string">
            <text:p>x10_y9_r20/x10_y9_n90_r20_s20_ps1_pr20_u20_o20_l20_N003.lp</text:p>
          </table:table-cell>
          <table:table-cell office:value-type="float" office:value="0.478"/>
          <table:table-cell office:value-type="float" office:value="1.0"/>
          <table:table-cell office:value-type="float" office:value="1379.0"/>
          <table:table-cell office:value-type="float" office:value="1.22"/>
          <table:table-cell office:value-type="float" office:value="1.0"/>
          <table:table-cell office:value-type="float" office:value="1861.0"/>
          <table:table-cell table:formula="of:=MIN([.$B20];[.$E20])" office:value-type="float"/>
          <table:table-cell table:formula="of:=MIN([.$C20];[.$F20])" office:value-type="float"/>
          <table:table-cell table:formula="of:=MIN([.$D20];[.$G20])" office:value-type="float"/>
          <table:table-cell table:formula="of:=MEDIAN([.$B20];[.$E20])" office:value-type="float"/>
          <table:table-cell table:formula="of:=MEDIAN([.$C20];[.$F20])" office:value-type="float"/>
          <table:table-cell table:formula="of:=MEDIAN([.$D20];[.$G20])" office:value-type="float"/>
          <table:table-cell table:formula="of:=MAX([.$B20];[.$E20])" office:value-type="float"/>
          <table:table-cell table:formula="of:=MAX([.$C20];[.$F20])" office:value-type="float"/>
          <table:table-cell table:formula="of:=MAX([.$D20];[.$G20])" office:value-type="float"/>
        </table:table-row>
        <table:table-row table:style-name="ro1">
          <table:table-cell office:value-type="string">
            <text:p>x10_y9_r20/x10_y9_n90_r20_s20_ps1_pr20_u20_o20_l20_N004.lp</text:p>
          </table:table-cell>
          <table:table-cell office:value-type="float" office:value="0.53"/>
          <table:table-cell office:value-type="float" office:value="1.0"/>
          <table:table-cell office:value-type="float" office:value="1133.0"/>
          <table:table-cell office:value-type="float" office:value="1.064"/>
          <table:table-cell office:value-type="float" office:value="1.0"/>
          <table:table-cell office:value-type="float" office:value="2087.0"/>
          <table:table-cell table:formula="of:=MIN([.$B21];[.$E21])" office:value-type="float"/>
          <table:table-cell table:formula="of:=MIN([.$C21];[.$F21])" office:value-type="float"/>
          <table:table-cell table:formula="of:=MIN([.$D21];[.$G21])" office:value-type="float"/>
          <table:table-cell table:formula="of:=MEDIAN([.$B21];[.$E21])" office:value-type="float"/>
          <table:table-cell table:formula="of:=MEDIAN([.$C21];[.$F21])" office:value-type="float"/>
          <table:table-cell table:formula="of:=MEDIAN([.$D21];[.$G21])" office:value-type="float"/>
          <table:table-cell table:formula="of:=MAX([.$B21];[.$E21])" office:value-type="float"/>
          <table:table-cell table:formula="of:=MAX([.$C21];[.$F21])" office:value-type="float"/>
          <table:table-cell table:formula="of:=MAX([.$D21];[.$G21])" office:value-type="float"/>
        </table:table-row>
        <table:table-row table:style-name="ro1">
          <table:table-cell office:value-type="string">
            <text:p>x10_y9_r20/x10_y9_n90_r20_s20_ps1_pr20_u20_o20_l20_N005.lp</text:p>
          </table:table-cell>
          <table:table-cell office:value-type="float" office:value="0.525"/>
          <table:table-cell office:value-type="float" office:value="1.0"/>
          <table:table-cell office:value-type="float" office:value="1260.0"/>
          <table:table-cell office:value-type="float" office:value="1.106"/>
          <table:table-cell office:value-type="float" office:value="1.0"/>
          <table:table-cell office:value-type="float" office:value="2040.0"/>
          <table:table-cell table:formula="of:=MIN([.$B22];[.$E22])" office:value-type="float"/>
          <table:table-cell table:formula="of:=MIN([.$C22];[.$F22])" office:value-type="float"/>
          <table:table-cell table:formula="of:=MIN([.$D22];[.$G22])" office:value-type="float"/>
          <table:table-cell table:formula="of:=MEDIAN([.$B22];[.$E22])" office:value-type="float"/>
          <table:table-cell table:formula="of:=MEDIAN([.$C22];[.$F22])" office:value-type="float"/>
          <table:table-cell table:formula="of:=MEDIAN([.$D22];[.$G22])" office:value-type="float"/>
          <table:table-cell table:formula="of:=MAX([.$B22];[.$E22])" office:value-type="float"/>
          <table:table-cell table:formula="of:=MAX([.$C22];[.$F22])" office:value-type="float"/>
          <table:table-cell table:formula="of:=MAX([.$D22];[.$G22])" office:value-type="float"/>
        </table:table-row>
        <table:table-row table:style-name="ro1">
          <table:table-cell office:value-type="string">
            <text:p>x7_y6_r4/x7_y6_n42_r4_s4_ps1_pr4_u4_o4_l4_N001.lp</text:p>
          </table:table-cell>
          <table:table-cell office:value-type="float" office:value="0.069"/>
          <table:table-cell office:value-type="float" office:value="1.0"/>
          <table:table-cell office:value-type="float" office:value="216.0"/>
          <table:table-cell office:value-type="float" office:value="0.122"/>
          <table:table-cell office:value-type="float" office:value="1.0"/>
          <table:table-cell office:value-type="float" office:value="357.0"/>
          <table:table-cell table:formula="of:=MIN([.$B23];[.$E23])" office:value-type="float"/>
          <table:table-cell table:formula="of:=MIN([.$C23];[.$F23])" office:value-type="float"/>
          <table:table-cell table:formula="of:=MIN([.$D23];[.$G23])" office:value-type="float"/>
          <table:table-cell table:formula="of:=MEDIAN([.$B23];[.$E23])" office:value-type="float"/>
          <table:table-cell table:formula="of:=MEDIAN([.$C23];[.$F23])" office:value-type="float"/>
          <table:table-cell table:formula="of:=MEDIAN([.$D23];[.$G23])" office:value-type="float"/>
          <table:table-cell table:formula="of:=MAX([.$B23];[.$E23])" office:value-type="float"/>
          <table:table-cell table:formula="of:=MAX([.$C23];[.$F23])" office:value-type="float"/>
          <table:table-cell table:formula="of:=MAX([.$D23];[.$G23])" office:value-type="float"/>
        </table:table-row>
        <table:table-row table:style-name="ro1">
          <table:table-cell office:value-type="string">
            <text:p>x7_y6_r4/x7_y6_n42_r4_s4_ps1_pr4_u4_o4_l4_N002.lp</text:p>
          </table:table-cell>
          <table:table-cell office:value-type="float" office:value="0.104"/>
          <table:table-cell office:value-type="float" office:value="1.0"/>
          <table:table-cell office:value-type="float" office:value="196.0"/>
          <table:table-cell office:value-type="float" office:value="0.125"/>
          <table:table-cell office:value-type="float" office:value="1.0"/>
          <table:table-cell office:value-type="float" office:value="335.0"/>
          <table:table-cell table:formula="of:=MIN([.$B24];[.$E24])" office:value-type="float"/>
          <table:table-cell table:formula="of:=MIN([.$C24];[.$F24])" office:value-type="float"/>
          <table:table-cell table:formula="of:=MIN([.$D24];[.$G24])" office:value-type="float"/>
          <table:table-cell table:formula="of:=MEDIAN([.$B24];[.$E24])" office:value-type="float"/>
          <table:table-cell table:formula="of:=MEDIAN([.$C24];[.$F24])" office:value-type="float"/>
          <table:table-cell table:formula="of:=MEDIAN([.$D24];[.$G24])" office:value-type="float"/>
          <table:table-cell table:formula="of:=MAX([.$B24];[.$E24])" office:value-type="float"/>
          <table:table-cell table:formula="of:=MAX([.$C24];[.$F24])" office:value-type="float"/>
          <table:table-cell table:formula="of:=MAX([.$D24];[.$G24])" office:value-type="float"/>
        </table:table-row>
        <table:table-row table:style-name="ro1">
          <table:table-cell office:value-type="string">
            <text:p>x7_y6_r4/x7_y6_n42_r4_s4_ps1_pr4_u4_o4_l4_N003.lp</text:p>
          </table:table-cell>
          <table:table-cell office:value-type="float" office:value="0.069"/>
          <table:table-cell office:value-type="float" office:value="1.0"/>
          <table:table-cell office:value-type="float" office:value="191.0"/>
          <table:table-cell office:value-type="float" office:value="0.119"/>
          <table:table-cell office:value-type="float" office:value="1.0"/>
          <table:table-cell office:value-type="float" office:value="372.0"/>
          <table:table-cell table:formula="of:=MIN([.$B25];[.$E25])" office:value-type="float"/>
          <table:table-cell table:formula="of:=MIN([.$C25];[.$F25])" office:value-type="float"/>
          <table:table-cell table:formula="of:=MIN([.$D25];[.$G25])" office:value-type="float"/>
          <table:table-cell table:formula="of:=MEDIAN([.$B25];[.$E25])" office:value-type="float"/>
          <table:table-cell table:formula="of:=MEDIAN([.$C25];[.$F25])" office:value-type="float"/>
          <table:table-cell table:formula="of:=MEDIAN([.$D25];[.$G25])" office:value-type="float"/>
          <table:table-cell table:formula="of:=MAX([.$B25];[.$E25])" office:value-type="float"/>
          <table:table-cell table:formula="of:=MAX([.$C25];[.$F25])" office:value-type="float"/>
          <table:table-cell table:formula="of:=MAX([.$D25];[.$G25])" office:value-type="float"/>
        </table:table-row>
        <table:table-row table:style-name="ro1">
          <table:table-cell office:value-type="string">
            <text:p>x7_y6_r4/x7_y6_n42_r4_s4_ps1_pr4_u4_o4_l4_N004.lp</text:p>
          </table:table-cell>
          <table:table-cell office:value-type="float" office:value="0.072"/>
          <table:table-cell office:value-type="float" office:value="1.0"/>
          <table:table-cell office:value-type="float" office:value="189.0"/>
          <table:table-cell office:value-type="float" office:value="0.12"/>
          <table:table-cell office:value-type="float" office:value="1.0"/>
          <table:table-cell office:value-type="float" office:value="349.0"/>
          <table:table-cell table:formula="of:=MIN([.$B26];[.$E26])" office:value-type="float"/>
          <table:table-cell table:formula="of:=MIN([.$C26];[.$F26])" office:value-type="float"/>
          <table:table-cell table:formula="of:=MIN([.$D26];[.$G26])" office:value-type="float"/>
          <table:table-cell table:formula="of:=MEDIAN([.$B26];[.$E26])" office:value-type="float"/>
          <table:table-cell table:formula="of:=MEDIAN([.$C26];[.$F26])" office:value-type="float"/>
          <table:table-cell table:formula="of:=MEDIAN([.$D26];[.$G26])" office:value-type="float"/>
          <table:table-cell table:formula="of:=MAX([.$B26];[.$E26])" office:value-type="float"/>
          <table:table-cell table:formula="of:=MAX([.$C26];[.$F26])" office:value-type="float"/>
          <table:table-cell table:formula="of:=MAX([.$D26];[.$G26])" office:value-type="float"/>
        </table:table-row>
        <table:table-row table:style-name="ro1">
          <table:table-cell office:value-type="string">
            <text:p>x7_y6_r4/x7_y6_n42_r4_s4_ps1_pr4_u4_o4_l4_N005.lp</text:p>
          </table:table-cell>
          <table:table-cell office:value-type="float" office:value="0.071"/>
          <table:table-cell office:value-type="float" office:value="1.0"/>
          <table:table-cell office:value-type="float" office:value="195.0"/>
          <table:table-cell office:value-type="float" office:value="0.146"/>
          <table:table-cell office:value-type="float" office:value="1.0"/>
          <table:table-cell office:value-type="float" office:value="369.0"/>
          <table:table-cell table:formula="of:=MIN([.$B27];[.$E27])" office:value-type="float"/>
          <table:table-cell table:formula="of:=MIN([.$C27];[.$F27])" office:value-type="float"/>
          <table:table-cell table:formula="of:=MIN([.$D27];[.$G27])" office:value-type="float"/>
          <table:table-cell table:formula="of:=MEDIAN([.$B27];[.$E27])" office:value-type="float"/>
          <table:table-cell table:formula="of:=MEDIAN([.$C27];[.$F27])" office:value-type="float"/>
          <table:table-cell table:formula="of:=MEDIAN([.$D27];[.$G27])" office:value-type="float"/>
          <table:table-cell table:formula="of:=MAX([.$B27];[.$E27])" office:value-type="float"/>
          <table:table-cell table:formula="of:=MAX([.$C27];[.$F27])" office:value-type="float"/>
          <table:table-cell table:formula="of:=MAX([.$D27];[.$G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H3:.$H27])^2)^0.5" office:value-type="float"/>
          <table:table-cell table:number-matrix-columns-spanned="1" table:number-matrix-rows-spanned="1" table:formula="of:=SUM(([.C3:.C27]-[.$I3:.$I27])^2)^0.5" office:value-type="float"/>
          <table:table-cell table:number-matrix-columns-spanned="1" table:number-matrix-rows-spanned="1" table:formula="of:=SUM(([.D3:.D27]-[.$J3:.$J27])^2)^0.5" office:value-type="float"/>
          <table:table-cell table:number-matrix-columns-spanned="1" table:number-matrix-rows-spanned="1" table:formula="of:=SUM(([.E3:.E27]-[.$H3:.$H27])^2)^0.5" office:value-type="float"/>
          <table:table-cell table:number-matrix-columns-spanned="1" table:number-matrix-rows-spanned="1" table:formula="of:=SUM(([.F3:.F27]-[.$I3:.$I27])^2)^0.5" office:value-type="float"/>
          <table:table-cell table:number-matrix-columns-spanned="1" table:number-matrix-rows-spanned="1" table:formula="of:=SUM(([.G3:.G27]-[.$J3:.$J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H3:.$H27])" office:value-type="float"/>
          <table:table-cell table:number-matrix-columns-spanned="1" table:number-matrix-rows-spanned="1" table:formula="of:=SUM([.C3:.C27]=[.$I3:.$I27])" office:value-type="float"/>
          <table:table-cell table:number-matrix-columns-spanned="1" table:number-matrix-rows-spanned="1" table:formula="of:=SUM([.D3:.D27]=[.$J3:.$J27])" office:value-type="float"/>
          <table:table-cell table:number-matrix-columns-spanned="1" table:number-matrix-rows-spanned="1" table:formula="of:=SUM([.E3:.E27]=[.$H3:.$H27])" office:value-type="float"/>
          <table:table-cell table:number-matrix-columns-spanned="1" table:number-matrix-rows-spanned="1" table:formula="of:=SUM([.F3:.F27]=[.$I3:.$I27])" office:value-type="float"/>
          <table:table-cell table:number-matrix-columns-spanned="1" table:number-matrix-rows-spanned="1" table:formula="of:=SUM([.G3:.G27]=[.$J3:.$J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K3:.$K27])" office:value-type="float"/>
          <table:table-cell table:number-matrix-columns-spanned="1" table:number-matrix-rows-spanned="1" table:formula="of:=SUM([.C3:.C27]&lt;[.$L3:.$L27])" office:value-type="float"/>
          <table:table-cell table:number-matrix-columns-spanned="1" table:number-matrix-rows-spanned="1" table:formula="of:=SUM([.D3:.D27]&lt;[.$M3:.$M27])" office:value-type="float"/>
          <table:table-cell table:number-matrix-columns-spanned="1" table:number-matrix-rows-spanned="1" table:formula="of:=SUM([.E3:.E27]&lt;[.$K3:.$K27])" office:value-type="float"/>
          <table:table-cell table:number-matrix-columns-spanned="1" table:number-matrix-rows-spanned="1" table:formula="of:=SUM([.F3:.F27]&lt;[.$L3:.$L27])" office:value-type="float"/>
          <table:table-cell table:number-matrix-columns-spanned="1" table:number-matrix-rows-spanned="1" table:formula="of:=SUM([.G3:.G27]&lt;[.$M3:.$M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K3:.$K27])" office:value-type="float"/>
          <table:table-cell table:number-matrix-columns-spanned="1" table:number-matrix-rows-spanned="1" table:formula="of:=SUM([.C3:.C27]&gt;[.$L3:.$L27])" office:value-type="float"/>
          <table:table-cell table:number-matrix-columns-spanned="1" table:number-matrix-rows-spanned="1" table:formula="of:=SUM([.D3:.D27]&gt;[.$M3:.$M27])" office:value-type="float"/>
          <table:table-cell table:number-matrix-columns-spanned="1" table:number-matrix-rows-spanned="1" table:formula="of:=SUM([.E3:.E27]&gt;[.$K3:.$K27])" office:value-type="float"/>
          <table:table-cell table:number-matrix-columns-spanned="1" table:number-matrix-rows-spanned="1" table:formula="of:=SUM([.F3:.F27]&gt;[.$L3:.$L27])" office:value-type="float"/>
          <table:table-cell table:number-matrix-columns-spanned="1" table:number-matrix-rows-spanned="1" table:formula="of:=SUM([.G3:.G27]&gt;[.$M3:.$M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N3:.$N27])" office:value-type="float"/>
          <table:table-cell table:number-matrix-columns-spanned="1" table:number-matrix-rows-spanned="1" table:formula="of:=SUM([.C3:.C27]=[.$O3:.$O27])" office:value-type="float"/>
          <table:table-cell table:number-matrix-columns-spanned="1" table:number-matrix-rows-spanned="1" table:formula="of:=SUM([.D3:.D27]=[.$P3:.$P27])" office:value-type="float"/>
          <table:table-cell table:number-matrix-columns-spanned="1" table:number-matrix-rows-spanned="1" table:formula="of:=SUM([.E3:.E27]=[.$N3:.$N27])" office:value-type="float"/>
          <table:table-cell table:number-matrix-columns-spanned="1" table:number-matrix-rows-spanned="1" table:formula="of:=SUM([.F3:.F27]=[.$O3:.$O27])" office:value-type="float"/>
          <table:table-cell table:number-matrix-columns-spanned="1" table:number-matrix-rows-spanned="1" table:formula="of:=SUM([.G3:.G27]=[.$P3:.$P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_h_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nc-1/without-constraint_h_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</table:table-row>
        <table:table-row table:style-name="ro1">
          <table:table-cell office:value-type="string">
            <text:p>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AVERAGE([Instances.F3:Instances.F7])" office:value-type="float"/>
          <table:table-cell table:formula="of:=AVERAGE([Instances.G3:Instances.G7])" office:value-type="float"/>
          <table:table-cell table:formula="of:=MIN([.$B3];[.$E3])" office:value-type="float"/>
          <table:table-cell table:formula="of:=MIN([.$C3];[.$F3])" office:value-type="float"/>
          <table:table-cell table:formula="of:=MIN([.$D3];[.$G3])" office:value-type="float"/>
          <table:table-cell table:formula="of:=MEDIAN([.$B3];[.$E3])" office:value-type="float"/>
          <table:table-cell table:formula="of:=MEDIAN([.$C3];[.$F3])" office:value-type="float"/>
          <table:table-cell table:formula="of:=MEDIAN([.$D3];[.$G3])" office:value-type="float"/>
          <table:table-cell table:formula="of:=MAX([.$B3];[.$E3])" office:value-type="float"/>
          <table:table-cell table:formula="of:=MAX([.$C3];[.$F3])" office:value-type="float"/>
          <table:table-cell table:formula="of:=MAX([.$D3];[.$G3])" office:value-type="float"/>
        </table:table-row>
        <table:table-row table:style-name="ro1">
          <table:table-cell office:value-type="string">
            <text:p>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AVERAGE([Instances.F8:Instances.F12])" office:value-type="float"/>
          <table:table-cell table:formula="of:=AVERAGE([Instances.G8:Instances.G12])" office:value-type="float"/>
          <table:table-cell table:formula="of:=MIN([.$B4];[.$E4])" office:value-type="float"/>
          <table:table-cell table:formula="of:=MIN([.$C4];[.$F4])" office:value-type="float"/>
          <table:table-cell table:formula="of:=MIN([.$D4];[.$G4])" office:value-type="float"/>
          <table:table-cell table:formula="of:=MEDIAN([.$B4];[.$E4])" office:value-type="float"/>
          <table:table-cell table:formula="of:=MEDIAN([.$C4];[.$F4])" office:value-type="float"/>
          <table:table-cell table:formula="of:=MEDIAN([.$D4];[.$G4])" office:value-type="float"/>
          <table:table-cell table:formula="of:=MAX([.$B4];[.$E4])" office:value-type="float"/>
          <table:table-cell table:formula="of:=MAX([.$C4];[.$F4])" office:value-type="float"/>
          <table:table-cell table:formula="of:=MAX([.$D4];[.$G4])" office:value-type="float"/>
        </table:table-row>
        <table:table-row table:style-name="ro1">
          <table:table-cell office:value-type="string">
            <text:p>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AVERAGE([Instances.F13:Instances.F17])" office:value-type="float"/>
          <table:table-cell table:formula="of:=AVERAGE([Instances.G13:Instances.G17])" office:value-type="float"/>
          <table:table-cell table:formula="of:=MIN([.$B5];[.$E5])" office:value-type="float"/>
          <table:table-cell table:formula="of:=MIN([.$C5];[.$F5])" office:value-type="float"/>
          <table:table-cell table:formula="of:=MIN([.$D5];[.$G5])" office:value-type="float"/>
          <table:table-cell table:formula="of:=MEDIAN([.$B5];[.$E5])" office:value-type="float"/>
          <table:table-cell table:formula="of:=MEDIAN([.$C5];[.$F5])" office:value-type="float"/>
          <table:table-cell table:formula="of:=MEDIAN([.$D5];[.$G5])" office:value-type="float"/>
          <table:table-cell table:formula="of:=MAX([.$B5];[.$E5])" office:value-type="float"/>
          <table:table-cell table:formula="of:=MAX([.$C5];[.$F5])" office:value-type="float"/>
          <table:table-cell table:formula="of:=MAX([.$D5];[.$G5])" office:value-type="float"/>
        </table:table-row>
        <table:table-row table:style-name="ro1">
          <table:table-cell office:value-type="string">
            <text:p>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AVERAGE([Instances.F18:Instances.F22])" office:value-type="float"/>
          <table:table-cell table:formula="of:=AVERAGE([Instances.G18:Instances.G22])" office:value-type="float"/>
          <table:table-cell table:formula="of:=MIN([.$B6];[.$E6])" office:value-type="float"/>
          <table:table-cell table:formula="of:=MIN([.$C6];[.$F6])" office:value-type="float"/>
          <table:table-cell table:formula="of:=MIN([.$D6];[.$G6])" office:value-type="float"/>
          <table:table-cell table:formula="of:=MEDIAN([.$B6];[.$E6])" office:value-type="float"/>
          <table:table-cell table:formula="of:=MEDIAN([.$C6];[.$F6])" office:value-type="float"/>
          <table:table-cell table:formula="of:=MEDIAN([.$D6];[.$G6])" office:value-type="float"/>
          <table:table-cell table:formula="of:=MAX([.$B6];[.$E6])" office:value-type="float"/>
          <table:table-cell table:formula="of:=MAX([.$C6];[.$F6])" office:value-type="float"/>
          <table:table-cell table:formula="of:=MAX([.$D6];[.$G6])" office:value-type="float"/>
        </table:table-row>
        <table:table-row table:style-name="ro1">
          <table:table-cell office:value-type="string">
            <text:p>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AVERAGE([Instances.F23:Instances.F27])" office:value-type="float"/>
          <table:table-cell table:formula="of:=AVERAGE([Instances.G23:Instances.G27])" office:value-type="float"/>
          <table:table-cell table:formula="of:=MIN([.$B7];[.$E7])" office:value-type="float"/>
          <table:table-cell table:formula="of:=MIN([.$C7];[.$F7])" office:value-type="float"/>
          <table:table-cell table:formula="of:=MIN([.$D7];[.$G7])" office:value-type="float"/>
          <table:table-cell table:formula="of:=MEDIAN([.$B7];[.$E7])" office:value-type="float"/>
          <table:table-cell table:formula="of:=MEDIAN([.$C7];[.$F7])" office:value-type="float"/>
          <table:table-cell table:formula="of:=MEDIAN([.$D7];[.$G7])" office:value-type="float"/>
          <table:table-cell table:formula="of:=MAX([.$B7];[.$E7])" office:value-type="float"/>
          <table:table-cell table:formula="of:=MAX([.$C7];[.$F7])" office:value-type="float"/>
          <table:table-cell table:formula="of:=MAX([.$D7];[.$G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H3:.$H7])^2)^0.5" office:value-type="float"/>
          <table:table-cell table:number-matrix-columns-spanned="1" table:number-matrix-rows-spanned="1" table:formula="of:=SUM(([.C3:.C7]-[.$I3:.$I7])^2)^0.5" office:value-type="float"/>
          <table:table-cell table:number-matrix-columns-spanned="1" table:number-matrix-rows-spanned="1" table:formula="of:=SUM(([.D3:.D7]-[.$J3:.$J7])^2)^0.5" office:value-type="float"/>
          <table:table-cell table:number-matrix-columns-spanned="1" table:number-matrix-rows-spanned="1" table:formula="of:=SUM(([.E3:.E7]-[.$H3:.$H7])^2)^0.5" office:value-type="float"/>
          <table:table-cell table:number-matrix-columns-spanned="1" table:number-matrix-rows-spanned="1" table:formula="of:=SUM(([.F3:.F7]-[.$I3:.$I7])^2)^0.5" office:value-type="float"/>
          <table:table-cell table:number-matrix-columns-spanned="1" table:number-matrix-rows-spanned="1" table:formula="of:=SUM(([.G3:.G7]-[.$J3:.$J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H3:.$H7])" office:value-type="float"/>
          <table:table-cell table:number-matrix-columns-spanned="1" table:number-matrix-rows-spanned="1" table:formula="of:=SUM([.C3:.C7]=[.$I3:.$I7])" office:value-type="float"/>
          <table:table-cell table:number-matrix-columns-spanned="1" table:number-matrix-rows-spanned="1" table:formula="of:=SUM([.D3:.D7]=[.$J3:.$J7])" office:value-type="float"/>
          <table:table-cell table:number-matrix-columns-spanned="1" table:number-matrix-rows-spanned="1" table:formula="of:=SUM([.E3:.E7]=[.$H3:.$H7])" office:value-type="float"/>
          <table:table-cell table:number-matrix-columns-spanned="1" table:number-matrix-rows-spanned="1" table:formula="of:=SUM([.F3:.F7]=[.$I3:.$I7])" office:value-type="float"/>
          <table:table-cell table:number-matrix-columns-spanned="1" table:number-matrix-rows-spanned="1" table:formula="of:=SUM([.G3:.G7]=[.$J3:.$J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K3:.$K7])" office:value-type="float"/>
          <table:table-cell table:number-matrix-columns-spanned="1" table:number-matrix-rows-spanned="1" table:formula="of:=SUM([.C3:.C7]&lt;[.$L3:.$L7])" office:value-type="float"/>
          <table:table-cell table:number-matrix-columns-spanned="1" table:number-matrix-rows-spanned="1" table:formula="of:=SUM([.D3:.D7]&lt;[.$M3:.$M7])" office:value-type="float"/>
          <table:table-cell table:number-matrix-columns-spanned="1" table:number-matrix-rows-spanned="1" table:formula="of:=SUM([.E3:.E7]&lt;[.$K3:.$K7])" office:value-type="float"/>
          <table:table-cell table:number-matrix-columns-spanned="1" table:number-matrix-rows-spanned="1" table:formula="of:=SUM([.F3:.F7]&lt;[.$L3:.$L7])" office:value-type="float"/>
          <table:table-cell table:number-matrix-columns-spanned="1" table:number-matrix-rows-spanned="1" table:formula="of:=SUM([.G3:.G7]&lt;[.$M3:.$M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K3:.$K7])" office:value-type="float"/>
          <table:table-cell table:number-matrix-columns-spanned="1" table:number-matrix-rows-spanned="1" table:formula="of:=SUM([.C3:.C7]&gt;[.$L3:.$L7])" office:value-type="float"/>
          <table:table-cell table:number-matrix-columns-spanned="1" table:number-matrix-rows-spanned="1" table:formula="of:=SUM([.D3:.D7]&gt;[.$M3:.$M7])" office:value-type="float"/>
          <table:table-cell table:number-matrix-columns-spanned="1" table:number-matrix-rows-spanned="1" table:formula="of:=SUM([.E3:.E7]&gt;[.$K3:.$K7])" office:value-type="float"/>
          <table:table-cell table:number-matrix-columns-spanned="1" table:number-matrix-rows-spanned="1" table:formula="of:=SUM([.F3:.F7]&gt;[.$L3:.$L7])" office:value-type="float"/>
          <table:table-cell table:number-matrix-columns-spanned="1" table:number-matrix-rows-spanned="1" table:formula="of:=SUM([.G3:.G7]&gt;[.$M3:.$M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N3:.$N7])" office:value-type="float"/>
          <table:table-cell table:number-matrix-columns-spanned="1" table:number-matrix-rows-spanned="1" table:formula="of:=SUM([.C3:.C7]=[.$O3:.$O7])" office:value-type="float"/>
          <table:table-cell table:number-matrix-columns-spanned="1" table:number-matrix-rows-spanned="1" table:formula="of:=SUM([.D3:.D7]=[.$P3:.$P7])" office:value-type="float"/>
          <table:table-cell table:number-matrix-columns-spanned="1" table:number-matrix-rows-spanned="1" table:formula="of:=SUM([.E3:.E7]=[.$N3:.$N7])" office:value-type="float"/>
          <table:table-cell table:number-matrix-columns-spanned="1" table:number-matrix-rows-spanned="1" table:formula="of:=SUM([.F3:.F7]=[.$O3:.$O7])" office:value-type="float"/>
          <table:table-cell table:number-matrix-columns-spanned="1" table:number-matrix-rows-spanned="1" table:formula="of:=SUM([.G3:.G7]=[.$P3:.$P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